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59cm" svg:stroke-color="#000000" draw:marker-start-width="0.438cm" draw:marker-end-width="0.438cm" draw:fill-color="#666666" draw:textarea-horizontal-align="justify" draw:textarea-vertical-align="middle" draw:auto-grow-height="false" fo:min-height="0.592cm" fo:min-width="3.617cm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draw:stroke="none" svg:stroke-width="0.159cm" svg:stroke-color="#000000" draw:marker-start-width="0.438cm" draw:marker-end-width="0.438cm" draw:fill-color="#808080" draw:textarea-horizontal-align="justify" draw:textarea-vertical-align="middle" draw:auto-grow-height="false" fo:min-height="0.592cm" fo:min-width="3.617cm" fo:padding-top="0.204cm" fo:padding-bottom="0.204cm" fo:padding-left="0.329cm" fo:padding-right="0.329cm"/>
      <style:paragraph-properties style:writing-mode="lr-tb"/>
    </style:style>
    <style:style style:name="P1" style:family="paragraph">
      <style:paragraph-properties fo:text-align="center" style:writing-mode="lr-tb"/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P2" style:family="paragraph">
      <loext:graphic-properties draw:fill-color="#666666"/>
      <style:paragraph-properties fo:text-align="center" style:writing-mode="lr-tb"/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P3" style:family="paragraph">
      <loext:graphic-properties draw:fill-color="#808080"/>
      <style:paragraph-properties fo:text-align="center" style:writing-mode="lr-tb"/>
      <style:text-properties style:text-line-through-style="none" style:text-line-through-type="none" style:font-name="Consolas" fo:font-size="17.8999996185303pt" fo:font-style="normal" style:text-underline-style="none" fo:font-weight="bold"/>
    </style:style>
    <style:style style:name="T1" style:family="text">
      <style:text-properties style:text-line-through-style="none" style:text-line-through-type="none" style:font-name="Consolas" fo:font-size="17.8999996185303pt" fo:font-style="normal" style:text-underline-style="non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75cm" svg:height="1cm" svg:x="-0.016cm" svg:y="0.009cm">
          <text:p text:style-name="P1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0.009cm">
          <text:p text:style-name="P1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00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0.961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0.96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0.961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0.961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1.914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1.914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1.914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1.914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1.914cm">
          <text:p text:style-name="P1"><text:span text:style-name="T1">Ea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1.914cm">
          <text:p text:style-name="P1"><text:span text:style-name="T1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1.914cm">
          <text:p text:style-name="P1"><text:span text:style-name="T1">H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2.866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2.866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2.866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2.866cm">
          <text:p text:style-name="P1"><text:span text:style-name="T1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2.866cm">
          <text:p text:style-name="P1"><text:span text:style-name="T1">Ea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2.866cm">
          <text:p text:style-name="P1"><text:span text:style-name="T1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2.866cm">
          <text:p text:style-name="P1"><text:span text:style-name="T1">H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3.819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End 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T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3.819cm">
          <text:p text:style-name="P1"><text:span text:style-name="T1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3.819cm">
          <text:p text:style-name="P1"><text:span text:style-name="T1">End 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3.819cm">
          <text:p text:style-name="P1"><text:span text:style-name="T1">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3.819cm">
          <text:p text:style-name="P1"><text:span text:style-name="T1">T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4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4.819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4.819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4.819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4.819cm">
          <text:p text:style-name="P1"><text:span text:style-name="T1">End 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4.819cm">
          <text:p text:style-name="P1"><text:span text:style-name="T1">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4.819cm">
          <text:p text:style-name="P1"><text:span text:style-name="T1">T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4.819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5.771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4.201cm" svg:y="5.771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5.771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-0.016cm" svg:y="5.771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8.37cm" svg:y="5.771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75cm" svg:height="1cm" svg:x="12.54cm" svg:y="5.771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5.771cm">
          <text:p text:style-name="P1">Repl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6.676cm">
          <text:p text:style-name="P1"><text:span text:style-name="T1">Q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4.201cm" svg:y="6.676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6.676cm">
          <text:p text:style-name="P1"><text:span text:style-name="T1">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6.676cm">
          <text:p text:style-name="P1"><text:span text:style-name="T1">Re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8.37cm" svg:y="6.676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12.54cm" svg:y="6.676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75cm" svg:height="1cm" svg:x="-0.016cm" svg:y="6.67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9T11:29:06.514061000</meta:creation-date>
    <dc:date>2022-11-19T11:32:10.375404679</dc:date>
    <meta:editing-duration>PT3M4S</meta:editing-duration>
    <meta:editing-cycles>1</meta:editing-cycles>
    <meta:document-statistic meta:object-count="103"/>
    <meta:generator>LibreOffice/7.3.7.2$Linux_X86_64 LibreOffice_project/30$Build-2</meta:generator>
  </office:meta>
</office:document-meta>
</file>